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fo:font-size="10.5pt"/>
    </style:style>
    <style:style style:name="T2" style:family="text">
      <style:text-properties fo:font-size="10.5pt" fo:font-weight="bold"/>
    </style:style>
    <style:style style:name="T3" style:family="text">
      <style:text-properties fo:color="#800000" style:font-name="Verdana1"/>
    </style:style>
    <style:style style:name="T4" style:family="text">
      <style:text-properties fo:color="#800000" style:font-name="Verdana1" fo:font-weight="bold"/>
    </style:style>
    <style:style style:name="T5" style:family="text">
      <style:text-properties fo:color="#800000" style:font-name="Verdana1" fo:font-size="13.5pt"/>
    </style:style>
    <style:style style:name="T6" style:family="text">
      <style:text-properties fo:color="#800000" style:font-name="Verdana1" fo:font-size="10pt"/>
    </style:style>
    <style:style style:name="T7" style:family="text">
      <style:text-properties fo:color="#800000" style:font-name="Verdana1" fo:font-size="14pt"/>
    </style:style>
    <style:style style:name="T8" style:family="text">
      <style:text-properties style:font-name="Verdana1"/>
    </style:style>
    <style:style style:name="T9" style:family="text">
      <style:text-properties style:font-name="Verdana1" fo:font-weight="bold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style:font-name="Verdana1" style:text-underline-style="solid" style:text-underline-width="auto" style:text-underline-color="font-color" fo:font-weight="bold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/>
    </style:style>
    <style:style style:name="T15" style:family="text">
      <style:text-properties fo:color="#00800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1">Wraps<text:line-break/></text:span><text:span text:style-name="T8"><text:line-break/>Wraps are a fun and different variation from the regular every day sandwich. Wraps are a sandwich in a tortilla, basically. I know you can purchase wraps from the store and they come in all kinds of flavors (garlic, spinach, etc..) but I tend to focus on just something simple and basic. I use whole wheat tortillas, usually store bought as my own homemade tortillas are just too small. <text:line-break/><text:line-break/>Here are some basic ideas for fillings<text:line-break/><text:line-break/>Any typical sandwich filling can be spread on a tortilla and wrapped up. This includes tuna, egg salad, ham salad, chicken salad, etc.. You can also use lunch meat, cheese, lettuce, layered and wrapped up. <text:line-break/><text:line-break/>Another one of my favorites is a Veggie Wrap. I take leftover salad, usually from dinner the night before. I sprinkle homemade Italian dressing on this and let it sit. I then spread a little cream cheese over my tortilla, lay my salad/dressing mix over this and wrap it up. Very yummy!! You can also add cheese if you would like. <text:line-break/><text:line-break/>My younger children enjoy regular peanut butter and jam on there wrap. Something about having this old stand-by on a tortilla makes it fun to eat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17:02.6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99" meta:character-count="1122"/>
  </office:meta>
</office:document-meta>
</file>